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8cm" svg:stroke-color="#000000" draw:marker-start-width="0.227cm" draw:marker-end-width="0.227cm" draw:fill="none" draw:fill-color="#729fcf" draw:textarea-horizontal-align="justify" draw:textarea-vertical-align="middle" draw:auto-grow-height="false" fo:min-height="0.786cm" fo:min-width="1.377cm" fo:padding-top="0.134cm" fo:padding-bottom="0.134cm" fo:padding-left="0.259cm" fo:padding-right="0.259cm"/>
    </style:style>
    <style:style style:name="gr2" style:family="graphic" style:parent-style-name="standard">
      <style:graphic-properties draw:stroke="solid" svg:stroke-width="0.018cm" svg:stroke-color="#000000" draw:marker-start-width="0.227cm" draw:marker-end-width="0.227cm" draw:fill="none" draw:fill-color="#729fcf" draw:textarea-horizontal-align="justify" draw:textarea-vertical-align="middle" draw:auto-grow-height="false" fo:min-height="0.461cm" fo:min-width="1.864cm" fo:padding-top="0.134cm" fo:padding-bottom="0.134cm" fo:padding-left="0.259cm" fo:padding-right="0.259cm"/>
    </style:style>
    <style:style style:name="gr3" style:family="graphic" style:parent-style-name="standard">
      <style:graphic-properties draw:stroke="solid" svg:stroke-width="0.018cm" svg:stroke-color="#000000" draw:marker-start-width="0.227cm" draw:marker-end-width="0.227cm" draw:fill="none" draw:fill-color="#729fcf" draw:textarea-horizontal-align="justify" draw:textarea-vertical-align="middle" draw:auto-grow-height="false" fo:min-height="1.224cm" fo:min-width="3.02cm" fo:padding-top="0.134cm" fo:padding-bottom="0.134cm" fo:padding-left="0.259cm" fo:padding-right="0.259cm"/>
    </style:style>
    <style:style style:name="gr4" style:family="graphic" style:parent-style-name="standard">
      <style:graphic-properties draw:stroke="solid" svg:stroke-width="0.018cm" svg:stroke-color="#000000" draw:marker-start-width="0.227cm" draw:marker-end-width="0.227cm" draw:fill="none" draw:fill-color="#729fcf" draw:textarea-horizontal-align="justify" draw:textarea-vertical-align="middle" draw:auto-grow-height="false" fo:min-height="0.993cm" fo:min-width="2.603cm" fo:padding-top="0.134cm" fo:padding-bottom="0.134cm" fo:padding-left="0.259cm" fo:padding-right="0.259cm"/>
    </style:style>
    <style:style style:name="gr5" style:family="graphic" style:parent-style-name="standard">
      <style:graphic-properties draw:stroke="solid" svg:stroke-width="0.018cm" svg:stroke-color="#000000" draw:marker-start-width="0.227cm" draw:marker-end-width="0.227cm" draw:fill="none" draw:fill-color="#729fcf" draw:textarea-horizontal-align="justify" draw:textarea-vertical-align="middle" draw:auto-grow-height="false" fo:min-height="1.561cm" fo:min-width="4.283cm" fo:padding-top="0.134cm" fo:padding-bottom="0.134cm" fo:padding-left="0.259cm" fo:padding-right="0.259cm"/>
    </style:style>
    <style:style style:name="gr6" style:family="graphic" style:parent-style-name="standard">
      <style:graphic-properties draw:stroke="solid" svg:stroke-width="0.018cm" svg:stroke-color="#000000" draw:marker-start-width="0.227cm" draw:marker-end-width="0.227cm" draw:fill="none" draw:fill-color="#729fcf" draw:textarea-horizontal-align="justify" draw:textarea-vertical-align="middle" draw:auto-grow-height="false" fo:min-height="1.337cm" fo:min-width="2.603cm" fo:padding-top="0.134cm" fo:padding-bottom="0.134cm" fo:padding-left="0.259cm" fo:padding-right="0.259cm"/>
    </style:style>
    <style:style style:name="gr7" style:family="graphic" style:parent-style-name="standard">
      <style:graphic-properties draw:stroke="solid" svg:stroke-width="0.018cm" svg:stroke-color="#000000" draw:marker-start-width="0.227cm" draw:marker-end-width="0.227cm" draw:fill="none" draw:fill-color="#729fcf" draw:textarea-horizontal-align="justify" draw:textarea-vertical-align="middle" draw:auto-grow-height="false" fo:min-height="1.107cm" fo:min-width="2.723cm" fo:padding-top="0.134cm" fo:padding-bottom="0.134cm" fo:padding-left="0.259cm" fo:padding-right="0.259cm"/>
    </style:style>
    <style:style style:name="gr8" style:family="graphic" style:parent-style-name="standard">
      <style:graphic-properties draw:stroke="solid" svg:stroke-width="0.018cm" svg:stroke-color="#000000" draw:marker-start-width="0.227cm" draw:marker-end-width="0.227cm" draw:fill="none" draw:fill-color="#729fcf" draw:textarea-horizontal-align="justify" draw:textarea-vertical-align="middle" draw:auto-grow-height="false" fo:min-height="1.336cm" fo:min-width="4.641cm" fo:padding-top="0.134cm" fo:padding-bottom="0.134cm" fo:padding-left="0.259cm" fo:padding-right="0.259cm"/>
    </style:style>
    <style:style style:name="gr9" style:family="graphic" style:parent-style-name="standard">
      <style:graphic-properties draw:stroke="solid" svg:stroke-width="0.018cm" svg:stroke-color="#000000" draw:marker-start-width="0.227cm" draw:marker-end-width="0.227cm" draw:fill="none" draw:fill-color="#729fcf" draw:textarea-horizontal-align="justify" draw:textarea-vertical-align="middle" draw:auto-grow-height="false" fo:min-height="0.592cm" fo:min-width="1.883cm" fo:padding-top="0.134cm" fo:padding-bottom="0.134cm" fo:padding-left="0.259cm" fo:padding-right="0.259cm"/>
    </style:style>
    <style:style style:name="gr10" style:family="graphic" style:parent-style-name="standard">
      <style:graphic-properties draw:stroke="solid" svg:stroke-width="0.018cm" svg:stroke-color="#000000" draw:marker-start-width="0.227cm" draw:marker-end-width="0.227cm" draw:fill="none" draw:fill-color="#729fcf" draw:textarea-horizontal-align="justify" draw:textarea-vertical-align="middle" draw:auto-grow-height="false" fo:min-height="1.16cm" fo:min-width="2.127cm" fo:padding-top="0.134cm" fo:padding-bottom="0.134cm" fo:padding-left="0.259cm" fo:padding-right="0.259cm"/>
    </style:style>
    <style:style style:name="gr11" style:family="graphic" style:parent-style-name="standard">
      <style:graphic-properties draw:stroke="solid" svg:stroke-width="0.018cm" svg:stroke-color="#000000" draw:marker-start-width="0.227cm" draw:marker-end-width="0.227cm" draw:fill="none" draw:fill-color="#729fcf" draw:textarea-horizontal-align="justify" draw:textarea-vertical-align="middle" draw:auto-grow-height="false" fo:min-height="0.56cm" fo:min-width="1.326cm" fo:padding-top="0.134cm" fo:padding-bottom="0.134cm" fo:padding-left="0.259cm" fo:padding-right="0.259cm"/>
    </style:style>
    <style:style style:name="gr12" style:family="graphic" style:parent-style-name="objectwithoutfill">
      <style:graphic-properties draw:stroke="solid" svg:stroke-width="0.018cm" svg:stroke-color="#000000" draw:marker-start-width="0.227cm" draw:marker-end="Arrow" draw:marker-end-width="0.327cm" draw:fill="none" draw:fill-color="#729fcf" draw:textarea-vertical-align="top" fo:padding-top="0.134cm" fo:padding-bottom="0.134cm" fo:padding-left="0.259cm" fo:padding-right="0.259cm"/>
    </style:style>
    <style:style style:name="gr13" style:family="graphic" style:parent-style-name="objectwithoutfill">
      <style:graphic-properties draw:stroke="solid" svg:stroke-width="0.018cm" svg:stroke-color="#000000" draw:marker-start-width="0.227cm" draw:marker-end="Arrow" draw:marker-end-width="0.327cm" draw:fill="none" draw:fill-color="#729fcf" draw:textarea-vertical-align="middle" fo:padding-top="0.134cm" fo:padding-bottom="0.134cm" fo:padding-left="0.259cm" fo:padding-right="0.259cm"/>
    </style:style>
    <style:style style:name="gr14" style:family="graphic" style:parent-style-name="standard">
      <style:graphic-properties svg:stroke-width="0.018cm" svg:stroke-color="#000000" draw:marker-start-width="0.227cm" draw:marker-end-width="0.227cm" draw:fill="none" draw:opacity="100%" draw:textarea-horizontal-align="justify" draw:textarea-vertical-align="middle" draw:auto-grow-height="false" fo:min-height="0.799cm" fo:min-width="1.294cm" fo:padding-top="0.134cm" fo:padding-bottom="0.134cm" fo:padding-left="0.259cm" fo:padding-right="0.259cm"/>
    </style:style>
    <style:style style:name="gr15" style:family="graphic" style:parent-style-name="standard">
      <style:graphic-properties draw:stroke="solid" svg:stroke-width="0.018cm" svg:stroke-color="#000000" draw:marker-start-width="0.227cm" draw:marker-end-width="0.227cm" draw:fill="none" draw:fill-color="#729fcf" draw:textarea-horizontal-align="justify" draw:textarea-vertical-align="middle" draw:auto-grow-height="false" fo:min-height="0.461cm" fo:min-width="1.863cm" fo:padding-top="0.134cm" fo:padding-bottom="0.134cm" fo:padding-left="0.259cm" fo:padding-right="0.259cm"/>
    </style:style>
    <style:style style:name="gr16" style:family="graphic" style:parent-style-name="objectwithoutfill">
      <style:graphic-properties svg:stroke-width="0.018cm" draw:marker-start-width="0.227cm" draw:marker-end="Arrow" draw:marker-end-width="0.327cm" draw:fill="none" draw:textarea-vertical-align="middle" fo:padding-top="0.134cm" fo:padding-bottom="0.134cm" fo:padding-left="0.259cm" fo:padding-right="0.259cm"/>
    </style:style>
    <style:style style:name="gr17" style:family="graphic" style:parent-style-name="standard">
      <style:graphic-properties draw:stroke="solid" svg:stroke-width="0.018cm" svg:stroke-color="#000000" draw:marker-start-width="0.227cm" draw:marker-end-width="0.227cm" draw:fill="none" draw:fill-color="#729fcf" draw:textarea-horizontal-align="justify" draw:textarea-vertical-align="middle" draw:auto-grow-height="false" fo:min-height="0.82cm" fo:min-width="3.133cm" fo:padding-top="0.134cm" fo:padding-bottom="0.134cm" fo:padding-left="0.259cm" fo:padding-right="0.259cm"/>
    </style:style>
    <style:style style:name="gr18" style:family="graphic" style:parent-style-name="standard">
      <style:graphic-properties draw:stroke="solid" svg:stroke-width="0.018cm" svg:stroke-color="#000000" draw:marker-start-width="0.227cm" draw:marker-end-width="0.227cm" draw:fill="none" draw:fill-color="#729fcf" draw:textarea-horizontal-align="justify" draw:textarea-vertical-align="middle" draw:auto-grow-height="false" fo:min-height="0.683cm" fo:min-width="2.315cm" fo:padding-top="0.134cm" fo:padding-bottom="0.134cm" fo:padding-left="0.259cm" fo:padding-right="0.259cm"/>
    </style:style>
    <style:style style:name="gr19" style:family="graphic" style:parent-style-name="objectwithoutfill">
      <style:graphic-properties draw:marker-end="Arrow" draw:marker-end-width="0.3cm" draw:fill="none" draw:textarea-vertical-align="middle"/>
    </style:style>
    <style:style style:name="gr20" style:family="graphic" style:parent-style-name="standard">
      <style:graphic-properties draw:stroke="solid" svg:stroke-width="0.018cm" svg:stroke-color="#000000" draw:marker-start-width="0.227cm" draw:marker-end-width="0.227cm" draw:fill="none" draw:fill-color="#729fcf" draw:textarea-horizontal-align="justify" draw:textarea-vertical-align="middle" draw:auto-grow-height="false" fo:min-height="0.461cm" fo:min-width="1.868cm" fo:padding-top="0.134cm" fo:padding-bottom="0.134cm" fo:padding-left="0.259cm" fo:padding-right="0.259cm"/>
    </style:style>
    <style:style style:name="gr21" style:family="graphic" style:parent-style-name="standard">
      <style:graphic-properties svg:stroke-width="0.018cm" svg:stroke-color="#000000" draw:marker-start-width="0.227cm" draw:marker-end-width="0.227cm" draw:fill="none" draw:textarea-horizontal-align="justify" draw:textarea-vertical-align="middle" draw:auto-grow-height="false" fo:min-height="1.228cm" fo:min-width="2.264cm" fo:padding-top="0.134cm" fo:padding-bottom="0.134cm" fo:padding-left="0.259cm" fo:padding-right="0.259cm"/>
    </style:style>
    <style:style style:name="gr22" style:family="graphic" style:parent-style-name="standard">
      <style:graphic-properties svg:stroke-width="0.018cm" svg:stroke-color="#000000" draw:marker-start-width="0.227cm" draw:marker-end-width="0.227cm" draw:fill="none" draw:textarea-horizontal-align="justify" draw:textarea-vertical-align="middle" draw:auto-grow-height="false" fo:min-height="0.808cm" fo:min-width="4.294cm" fo:padding-top="0.134cm" fo:padding-bottom="0.134cm" fo:padding-left="0.259cm" fo:padding-right="0.259cm"/>
    </style:style>
    <style:style style:name="gr23" style:family="graphic" style:parent-style-name="standard">
      <style:graphic-properties svg:stroke-width="0.018cm" svg:stroke-color="#000000" draw:marker-start-width="0.227cm" draw:marker-end-width="0.227cm" draw:fill="none" draw:textarea-horizontal-align="justify" draw:textarea-vertical-align="middle" draw:auto-grow-height="false" fo:min-height="1.129cm" fo:min-width="3.038cm" fo:padding-top="0.134cm" fo:padding-bottom="0.134cm" fo:padding-left="0.259cm" fo:padding-right="0.259cm"/>
    </style:style>
    <style:style style:name="gr24" style:family="graphic" style:parent-style-name="standard">
      <style:graphic-properties svg:stroke-width="0.018cm" svg:stroke-color="#000000" draw:marker-start-width="0.227cm" draw:marker-end-width="0.227cm" draw:fill="none" draw:textarea-horizontal-align="justify" draw:textarea-vertical-align="middle" draw:auto-grow-height="false" fo:min-height="0.368cm" fo:min-width="0.752cm" fo:padding-top="0.134cm" fo:padding-bottom="0.134cm" fo:padding-left="0.259cm" fo:padding-right="0.259cm"/>
    </style:style>
    <style:style style:name="gr25" style:family="graphic" style:parent-style-name="standard">
      <style:graphic-properties svg:stroke-width="0.018cm" svg:stroke-color="#000000" draw:marker-start-width="0.227cm" draw:marker-end-width="0.227cm" draw:fill="none" draw:textarea-horizontal-align="justify" draw:textarea-vertical-align="middle" draw:auto-grow-height="false" fo:min-height="0.431cm" fo:min-width="0.88cm" fo:padding-top="0.134cm" fo:padding-bottom="0.134cm" fo:padding-left="0.259cm" fo:padding-right="0.259cm"/>
    </style:style>
    <style:style style:name="gr26" style:family="graphic" style:parent-style-name="standard">
      <style:graphic-properties svg:stroke-width="0.018cm" svg:stroke-color="#000000" draw:marker-start-width="0.227cm" draw:marker-end-width="0.227cm" draw:fill="none" draw:textarea-horizontal-align="justify" draw:textarea-vertical-align="middle" draw:auto-grow-height="false" fo:min-height="0.368cm" fo:min-width="0.88cm" fo:padding-top="0.134cm" fo:padding-bottom="0.134cm" fo:padding-left="0.259cm" fo:padding-right="0.259cm"/>
    </style:style>
    <style:style style:name="gr27" style:family="graphic" style:parent-style-name="standard">
      <style:graphic-properties svg:stroke-width="0.018cm" svg:stroke-color="#000000" draw:marker-start-width="0.227cm" draw:marker-end-width="0.227cm" draw:fill="none" draw:textarea-horizontal-align="justify" draw:textarea-vertical-align="middle" draw:auto-grow-height="false" fo:min-height="0.628cm" fo:min-width="2.69cm" fo:padding-top="0.134cm" fo:padding-bottom="0.134cm" fo:padding-left="0.259cm" fo:padding-right="0.259cm"/>
    </style:style>
    <style:style style:name="gr28" style:family="graphic" style:parent-style-name="objectwithoutfill">
      <style:graphic-properties svg:stroke-width="0.018cm" svg:stroke-color="#000000" draw:marker-start-width="0.227cm" draw:marker-end="Arrow" draw:marker-end-width="0.327cm" draw:fill="none" draw:textarea-vertical-align="middle" fo:padding-top="0.134cm" fo:padding-bottom="0.134cm" fo:padding-left="0.259cm" fo:padding-right="0.259cm"/>
    </style:style>
    <style:style style:name="gr29" style:family="graphic" style:parent-style-name="objectwithoutfill">
      <style:graphic-properties svg:stroke-width="0.018cm" svg:stroke-color="#000000" draw:marker-start-width="0.227cm" draw:marker-end="Arrow" draw:marker-end-width="0.327cm" draw:fill="none" draw:textarea-vertical-align="top" fo:padding-top="0.134cm" fo:padding-bottom="0.134cm" fo:padding-left="0.259cm" fo:padding-right="0.259cm"/>
    </style:style>
    <style:style style:name="gr30" style:family="graphic" style:parent-style-name="objectwithoutfill">
      <style:graphic-properties svg:stroke-width="0.018cm" svg:stroke-color="#000000" draw:marker-start-width="0.227cm" draw:marker-end="Arrow" draw:marker-end-width="0.327cm" draw:fill="none" draw:textarea-vertical-align="bottom" fo:padding-top="0.134cm" fo:padding-bottom="0.134cm" fo:padding-left="0.259cm" fo:padding-right="0.259cm"/>
    </style:style>
    <style:style style:name="gr31" style:family="graphic" style:parent-style-name="objectwithoutfill">
      <style:graphic-properties svg:stroke-width="0.018cm" svg:stroke-color="#000000" draw:marker-start-width="0.227cm" draw:marker-end="Arrow" draw:marker-end-width="0.327cm" draw:fill="none" draw:textarea-vertical-align="middle" fo:padding-top="0.134cm" fo:padding-bottom="0.134cm" fo:padding-left="0.259cm" fo:padding-right="0.259cm"/>
    </style:style>
    <style:style style:name="gr32" style:family="graphic" style:parent-style-name="standard">
      <style:graphic-properties svg:stroke-width="0.018cm" svg:stroke-color="#000000" draw:marker-start-width="0.227cm" draw:marker-end-width="0.227cm" draw:fill="none" draw:textarea-horizontal-align="justify" draw:textarea-vertical-align="middle" draw:auto-grow-height="false" fo:min-height="0.808cm" fo:min-width="2.69cm" fo:padding-top="0.134cm" fo:padding-bottom="0.134cm" fo:padding-left="0.259cm" fo:padding-right="0.259cm"/>
    </style:style>
    <style:style style:name="gr33" style:family="graphic" style:parent-style-name="standard">
      <style:graphic-properties svg:stroke-width="0.018cm" svg:stroke-color="#000000" draw:marker-start-width="0.227cm" draw:marker-end-width="0.227cm" draw:fill="none" draw:textarea-horizontal-align="justify" draw:textarea-vertical-align="middle" draw:auto-grow-height="false" fo:min-height="0.431cm" fo:min-width="0.752cm" fo:padding-top="0.134cm" fo:padding-bottom="0.134cm" fo:padding-left="0.259cm" fo:padding-right="0.259cm"/>
    </style:style>
    <style:style style:name="gr34" style:family="graphic" style:parent-style-name="standard">
      <style:graphic-properties svg:stroke-width="0.018cm" svg:stroke-color="#000000" draw:marker-start-width="0.227cm" draw:marker-end-width="0.227cm" draw:fill="none" draw:textarea-horizontal-align="justify" draw:textarea-vertical-align="middle" draw:auto-grow-height="false" fo:min-height="0.875cm" fo:min-width="2.784cm" fo:padding-top="0.134cm" fo:padding-bottom="0.134cm" fo:padding-left="0.259cm" fo:padding-right="0.259cm"/>
    </style:style>
    <style:style style:name="gr35" style:family="graphic" style:parent-style-name="standard">
      <style:graphic-properties svg:stroke-width="0.018cm" svg:stroke-color="#000000" draw:marker-start-width="0.227cm" draw:marker-end-width="0.227cm" draw:fill="none" draw:textarea-horizontal-align="justify" draw:textarea-vertical-align="middle" draw:auto-grow-height="false" fo:min-height="0.558cm" fo:min-width="1.006cm" fo:padding-top="0.134cm" fo:padding-bottom="0.134cm" fo:padding-left="0.259cm" fo:padding-right="0.259cm"/>
    </style:style>
    <style:style style:name="gr36" style:family="graphic" style:parent-style-name="standard">
      <style:graphic-properties svg:stroke-width="0.018cm" svg:stroke-color="#000000" draw:marker-start-width="0.227cm" draw:marker-end-width="0.227cm" draw:fill="none" draw:textarea-horizontal-align="justify" draw:textarea-vertical-align="middle" draw:auto-grow-height="false" fo:min-height="0.748cm" fo:min-width="2.53cm" fo:padding-top="0.134cm" fo:padding-bottom="0.134cm" fo:padding-left="0.259cm" fo:padding-right="0.259cm"/>
    </style:style>
    <style:style style:name="gr37" style:family="graphic" style:parent-style-name="standard">
      <style:graphic-properties svg:stroke-width="0.018cm" svg:stroke-color="#000000" draw:marker-start-width="0.227cm" draw:marker-end-width="0.227cm" draw:fill="none" draw:textarea-horizontal-align="justify" draw:textarea-vertical-align="middle" draw:auto-grow-height="false" fo:min-height="0.622cm" fo:min-width="1.006cm" fo:padding-top="0.134cm" fo:padding-bottom="0.134cm" fo:padding-left="0.259cm" fo:padding-right="0.259cm"/>
    </style:style>
    <style:style style:name="gr38" style:family="graphic" style:parent-style-name="standard">
      <style:graphic-properties svg:stroke-width="0.018cm" svg:stroke-color="#000000" draw:marker-start-width="0.227cm" draw:marker-end-width="0.227cm" draw:fill="none" draw:textarea-horizontal-align="justify" draw:textarea-vertical-align="middle" draw:auto-grow-height="false" fo:min-height="0.766cm" fo:min-width="1.532cm" fo:padding-top="0.134cm" fo:padding-bottom="0.134cm" fo:padding-left="0.259cm" fo:padding-right="0.259cm"/>
    </style:style>
    <style:style style:name="gr39" style:family="graphic" style:parent-style-name="standard">
      <style:graphic-properties draw:stroke="none" svg:stroke-color="#000000" draw:fill="none" draw:fill-color="#ffffff" fo:min-height="3.355cm"/>
    </style:style>
    <style:style style:name="gr40" style:family="graphic" style:parent-style-name="standard">
      <style:graphic-properties svg:stroke-color="#000000" draw:fill="none" draw:textarea-horizontal-align="justify" draw:textarea-vertical-align="middle" draw:auto-grow-height="false" fo:min-height="0.468cm" fo:min-width="3cm"/>
    </style:style>
    <style:style style:name="gr41" style:family="graphic" style:parent-style-name="standard">
      <style:graphic-properties svg:stroke-color="#000000" draw:fill="none" draw:textarea-horizontal-align="justify" draw:textarea-vertical-align="middle" draw:auto-grow-height="false" fo:min-height="1.148cm" fo:min-width="4.446cm"/>
    </style:style>
    <style:style style:name="gr42" style:family="graphic" style:parent-style-name="standard">
      <style:graphic-properties svg:stroke-color="#000000" draw:fill="none" draw:textarea-horizontal-align="justify" draw:textarea-vertical-align="middle" draw:auto-grow-height="false" fo:min-height="1.147cm" fo:min-width="4.672cm"/>
    </style:style>
    <style:style style:name="gr43" style:family="graphic" style:parent-style-name="standard">
      <style:graphic-properties svg:stroke-color="#000000" draw:fill="none" draw:textarea-horizontal-align="justify" draw:textarea-vertical-align="middle" draw:auto-grow-height="false" fo:min-height="1.148cm" fo:min-width="4.94cm"/>
    </style:style>
    <style:style style:name="gr44" style:family="graphic" style:parent-style-name="standard">
      <style:graphic-properties svg:stroke-color="#000000" draw:fill="none" draw:textarea-horizontal-align="justify" draw:textarea-vertical-align="middle" draw:auto-grow-height="false" fo:min-height="0.377cm" fo:min-width="1.834cm"/>
    </style:style>
    <style:style style:name="gr45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729fcf"/>
      <style:paragraph-properties fo:text-align="center"/>
      <style:text-properties style:font-name="Liberation Mono" fo:font-size="8pt"/>
    </style:style>
    <style:style style:name="P3" style:family="paragraph">
      <loext:graphic-properties draw:fill="none" draw:fill-color="#729fcf"/>
      <style:paragraph-properties fo:text-align="center"/>
      <style:text-properties style:font-name="Liberation Mono" fo:font-size="8pt" style:font-size-asian="12pt" style:font-size-complex="12pt"/>
    </style:style>
    <style:style style:name="P4" style:family="paragraph">
      <style:paragraph-properties fo:text-align="start"/>
    </style:style>
    <style:style style:name="P5" style:family="paragraph">
      <loext:graphic-properties draw:fill="none" draw:fill-color="#729fcf"/>
      <style:paragraph-properties fo:text-align="start"/>
      <style:text-properties style:font-name="Liberation Mono" fo:font-size="8pt" style:font-size-asian="18pt" style:font-size-complex="18pt"/>
    </style:style>
    <style:style style:name="P6" style:family="paragraph">
      <loext:graphic-properties draw:fill="none" draw:fill-color="#729fcf"/>
      <style:paragraph-properties fo:text-align="center"/>
      <style:text-properties style:font-name="Liberation Mono" fo:font-size="8pt" style:font-size-asian="18pt" style:font-size-complex="18pt"/>
    </style:style>
    <style:style style:name="P7" style:family="paragraph">
      <style:paragraph-properties fo:text-align="end"/>
    </style:style>
    <style:style style:name="P8" style:family="paragraph">
      <loext:graphic-properties draw:fill="none" draw:fill-color="#729fcf"/>
      <style:paragraph-properties fo:text-align="end"/>
      <style:text-properties style:font-name="Liberation Mono" fo:font-size="8pt" style:font-size-asian="18pt" style:font-size-complex="18pt"/>
    </style:style>
    <style:style style:name="P9" style:family="paragraph">
      <loext:graphic-properties draw:fill="none" draw:opacity="100%"/>
      <style:paragraph-properties fo:text-align="center"/>
      <style:text-properties style:font-name="Liberation Mono" fo:font-size="8pt"/>
    </style:style>
    <style:style style:name="P10" style:family="paragraph">
      <loext:graphic-properties draw:fill="none"/>
      <style:paragraph-properties fo:text-align="center"/>
      <style:text-properties style:font-name="Liberation Mono" fo:font-size="8pt"/>
    </style:style>
    <style:style style:name="P11" style:family="paragraph">
      <loext:graphic-properties draw:fill="none"/>
      <style:paragraph-properties fo:text-align="center"/>
      <style:text-properties style:font-name="Liberation Mono" fo:font-size="10pt"/>
    </style:style>
    <style:style style:name="P12" style:family="paragraph">
      <loext:graphic-properties draw:fill="none"/>
      <style:paragraph-properties fo:text-align="start"/>
      <style:text-properties style:font-name="Liberation Mono" fo:font-size="10pt"/>
    </style:style>
    <style:style style:name="P13" style:family="paragraph">
      <loext:graphic-properties draw:fill="none"/>
      <style:paragraph-properties fo:text-align="end"/>
      <style:text-properties style:font-name="Liberation Mono" fo:font-size="10pt"/>
    </style:style>
    <style:style style:name="P14" style:family="paragraph">
      <loext:graphic-properties draw:fill="none"/>
      <style:paragraph-properties fo:text-align="center"/>
      <style:text-properties style:font-name="Liberation Mono" fo:font-size="10pt" style:font-size-asian="10pt" style:font-size-complex="10pt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="none" draw:fill-color="#ffffff"/>
      <style:text-properties style:font-name="Liberation Mono" fo:font-size="14pt" style:font-size-asian="14pt" style:font-size-complex="14pt"/>
    </style:style>
    <style:style style:name="P17" style:family="paragraph">
      <loext:graphic-properties draw:fill="none"/>
      <style:paragraph-properties fo:text-align="center"/>
      <style:text-properties style:font-name="Liberation Mono" fo:font-size="12pt"/>
    </style:style>
    <style:style style:name="P18" style:family="paragraph">
      <loext:graphic-properties draw:fill="none"/>
      <style:paragraph-properties fo:text-align="start"/>
      <style:text-properties style:font-name="Liberation Mono" fo:font-size="12pt"/>
    </style:style>
    <style:style style:name="P19" style:family="paragraph">
      <loext:graphic-properties draw:fill="none"/>
      <style:paragraph-properties fo:text-align="center"/>
      <style:text-properties style:font-name="Liberation Mono"/>
    </style:style>
    <style:style style:name="T1" style:family="text">
      <style:text-properties style:font-name="Liberation Mono" fo:font-size="8pt"/>
    </style:style>
    <style:style style:name="T2" style:family="text">
      <style:text-properties style:font-name="Liberation Mono" fo:font-size="8pt" style:font-size-asian="12pt" style:font-size-complex="12pt"/>
    </style:style>
    <style:style style:name="T3" style:family="text">
      <style:text-properties style:font-name="Liberation Mono" fo:font-size="8pt" style:font-size-asian="18pt" style:font-size-complex="18pt"/>
    </style:style>
    <style:style style:name="T4" style:family="text">
      <style:text-properties style:font-name="Liberation Mono" fo:font-size="10pt"/>
    </style:style>
    <style:style style:name="T5" style:family="text">
      <style:text-properties style:font-name="Liberation Sans1" fo:font-size="10pt"/>
    </style:style>
    <style:style style:name="T6" style:family="text">
      <style:text-properties style:font-name="Liberation Mono" fo:font-size="10pt" style:font-size-asian="10pt" style:font-size-complex="10pt"/>
    </style:style>
    <style:style style:name="T7" style:family="text">
      <style:text-properties style:font-name="Liberation Mono" fo:font-size="14pt" style:font-size-asian="14pt" style:font-size-complex="14pt"/>
    </style:style>
    <style:style style:name="T8" style:family="text">
      <style:text-properties style:font-name="Liberation Mono"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7" draw:id="id7" draw:layer="layout" svg:width="3.173cm" svg:height="1.053cm" svg:x="6.818cm" svg:y="3.154cm">
          <text:p text:style-name="P1"><text:span text:style-name="T1">Initialization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2" draw:text-style-name="P3" xml:id="id16" draw:id="id16" draw:layer="layout" svg:width="2.64cm" svg:height="1.033cm" svg:x="1.517cm" svg:y="6.371cm">
          <text:p text:style-name="P1"><text:span text:style-name="T2">mre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" draw:text-style-name="P2" xml:id="id15" draw:id="id15" draw:layer="layout" svg:width="3.538cm" svg:height="1.492cm" svg:x="1.039cm" svg:y="3.659cm">
          <text:p text:style-name="P1"><text:span text:style-name="T1">Set pressed flag,</text:span></text:p>
          <text:p text:style-name="P1"><text:span text:style-name="T1">increment coun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2" xml:id="id10" draw:id="id10" draw:layer="layout" svg:width="3.121cm" svg:height="1.261cm" svg:x="11.313cm" svg:y="10.46cm">
          <text:p text:style-name="P1"><text:span text:style-name="T1">Extract n-th </text:span></text:p>
          <text:p text:style-name="P1"><text:span text:style-name="T1">digit from BC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5" xml:id="id5" draw:id="id5" draw:layer="layout" svg:width="4.801cm" svg:height="1.829cm" svg:x="3.868cm" svg:y="15.97cm">
          <text:p text:style-name="P4"><text:span text:style-name="T3">- Set “digit encountered”</text:span></text:p>
          <text:p text:style-name="P4"><text:span text:style-name="T3">- Build anode output</text:span></text:p>
          <text:p text:style-name="P4"><text:span text:style-name="T3">- Build cathode outpu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6" xml:id="id8" draw:id="id8" draw:layer="layout" svg:width="3.121cm" svg:height="1.605cm" svg:x="11.313cm" svg:y="2.848cm">
          <text:p text:style-name="P1"><text:span text:style-name="T3">Set default</text:span></text:p>
          <text:p text:style-name="P1"><text:span text:style-name="T3">anode/cathode</text:span></text:p>
          <text:p text:style-name="P1"><text:span text:style-name="T3">valu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6" xml:id="id2" draw:id="id2" draw:layer="layout" svg:width="3.241cm" svg:height="1.375cm" svg:x="1cm" svg:y="24.236cm">
          <text:p text:style-name="P1"><text:span text:style-name="T3">Decrement</text:span></text:p>
          <text:p text:style-name="P1"><text:span text:style-name="T3">digit index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5" xml:id="id3" draw:id="id3" draw:layer="layout" svg:width="5.159cm" svg:height="1.604cm" svg:x="10.649cm" svg:y="23.981cm">
          <text:p text:style-name="P4"><text:span text:style-name="T3">- Digit index = DIGITS</text:span></text:p>
          <text:p text:style-name="P4"><text:span text:style-name="T3">- Clear “digit encountered”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9" draw:text-style-name="P6" xml:id="id1" draw:id="id1" draw:layer="layout" svg:width="4.801cm" svg:height="1.718cm" svg:x="3.909cm" svg:y="21.909cm">
          <text:p text:style-name="P1"><text:span text:style-name="T3">Digit index = 0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0" draw:text-style-name="P6" xml:id="id13" draw:id="id13" draw:layer="layout" svg:width="5.289cm" svg:height="2.855cm" svg:x="10.255cm" svg:y="12.77cm">
          <text:p text:style-name="P1"><text:span text:style-name="T3">Digit index = 0 ||</text:span></text:p>
          <text:p text:style-name="P1"><text:span text:style-name="T3">Digit value != 0 ||</text:span></text:p>
          <text:p text:style-name="P1"><text:span text:style-name="T3">“</text:span><text:span text:style-name="T3">Digit Encountered”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6" xml:id="id9" draw:id="id9" draw:layer="layout" svg:width="3.686cm" svg:height="1.656cm" svg:x="11.049cm" svg:y="5.567cm">
          <text:p text:style-name="P1"><text:span text:style-name="T3">Pressed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2" draw:text-style-name="P8" draw:layer="layout" svg:x1="3.909cm" svg:y1="22.768cm" svg:x2="2.62cm" svg:y2="24.236cm" draw:start-shape="id1" draw:end-shape="id2" draw:end-glue-point="0" svg:d="M3909 22768h-1289v1468" svg:viewBox="0 0 1290 1469">
          <text:p text:style-name="P7"><text:span text:style-name="T3">No</text:span></text:p>
        </draw:connector>
        <draw:connector draw:style-name="gr12" draw:text-style-name="P5" draw:layer="layout" svg:x1="8.71cm" svg:y1="22.768cm" svg:x2="13.229cm" svg:y2="23.981cm" draw:start-shape="id1" draw:start-glue-point="1" draw:end-shape="id3" draw:end-glue-point="4" svg:d="M8710 22768h4519v1213" svg:viewBox="0 0 4520 1214">
          <text:p text:style-name="P4"><text:span text:style-name="T3">Yes</text:span></text:p>
        </draw:connector>
        <draw:connector draw:style-name="gr13" draw:text-style-name="P6" draw:layer="layout" svg:x1="2.621cm" svg:y1="25.611cm" svg:x2="17.66cm" svg:y2="26.192cm" draw:start-shape="id2" draw:start-glue-point="6" draw:end-shape="id4" svg:d="M2621 25611v581h15039" svg:viewBox="0 0 15040 582">
          <text:p/>
        </draw:connector>
        <draw:connector draw:style-name="gr13" draw:text-style-name="P6" draw:layer="layout" svg:x1="13.229cm" svg:y1="25.585cm" svg:x2="17.66cm" svg:y2="26.193cm" draw:start-shape="id3" draw:start-glue-point="6" draw:end-shape="id4" draw:end-glue-point="5" svg:d="M13229 25585v608h4431" svg:viewBox="0 0 4432 609">
          <text:p/>
        </draw:connector>
        <draw:connector draw:style-name="gr13" draw:text-style-name="P6" draw:layer="layout" svg:x1="6.268cm" svg:y1="17.799cm" svg:x2="6.289cm" svg:y2="19.43cm" draw:start-shape="id5" draw:start-glue-point="2" draw:end-shape="id6" draw:end-glue-point="4" svg:d="M6268 17799v815h21v816" svg:viewBox="0 0 22 1632">
          <text:p/>
        </draw:connector>
        <draw:connector draw:style-name="gr13" draw:text-style-name="P6" draw:layer="layout" svg:x1="6.289cm" svg:y1="20.925cm" svg:x2="6.31cm" svg:y2="21.909cm" draw:start-shape="id6" draw:start-glue-point="6" draw:end-shape="id1" draw:end-glue-point="4" svg:d="M6289 20925v492h21v492" svg:viewBox="0 0 22 985">
          <text:p/>
        </draw:connector>
        <draw:connector draw:style-name="gr13" draw:text-style-name="P6" draw:layer="layout" svg:x1="9.991cm" svg:y1="3.681cm" svg:x2="11.313cm" svg:y2="3.651cm" draw:start-shape="id7" draw:start-glue-point="7" draw:end-shape="id8" draw:end-glue-point="5" svg:d="M9991 3681h661v-30h661" svg:viewBox="0 0 1323 31">
          <text:p/>
        </draw:connector>
        <draw:connector draw:style-name="gr13" draw:text-style-name="P6" draw:layer="layout" svg:x1="12.874cm" svg:y1="4.453cm" svg:x2="12.892cm" svg:y2="5.567cm" draw:start-shape="id8" draw:start-glue-point="6" draw:end-shape="id9" draw:end-glue-point="4" svg:d="M12874 4453v557h18v557" svg:viewBox="0 0 19 1115">
          <text:p/>
        </draw:connector>
        <draw:connector draw:style-name="gr12" draw:text-style-name="P6" draw:layer="layout" svg:x1="12.892cm" svg:y1="7.223cm" svg:x2="12.874cm" svg:y2="10.46cm" draw:start-shape="id9" draw:start-glue-point="6" draw:end-shape="id10" draw:end-glue-point="4" svg:d="M12892 7223v1619h-18v1618" svg:viewBox="0 0 19 3238">
          <text:p text:style-name="P1"><text:span text:style-name="T3">No</text:span></text:p>
        </draw:connector>
        <draw:connector draw:style-name="gr12" draw:text-style-name="P8" draw:layer="layout" svg:x1="11.049cm" svg:y1="6.395cm" svg:x2="7.346cm" svg:y2="7.198cm" draw:start-shape="id9" draw:end-shape="id11" draw:end-glue-point="0" svg:d="M11049 6395h-3703v803" svg:viewBox="0 0 3704 804">
          <text:p text:style-name="P7"><text:span text:style-name="T3">Yes</text:span></text:p>
        </draw:connector>
        <draw:connector draw:style-name="gr13" draw:text-style-name="P6" draw:layer="layout" svg:x1="7.373cm" svg:y1="10.188cm" svg:x2="11.313cm" svg:y2="11.091cm" draw:start-shape="id12" draw:start-glue-point="6" draw:end-shape="id10" draw:end-glue-point="5" svg:d="M7373 10188v903h3940" svg:viewBox="0 0 3941 904">
          <text:p/>
        </draw:connector>
        <draw:connector draw:style-name="gr13" draw:text-style-name="P6" draw:layer="layout" svg:x1="12.873cm" svg:y1="11.721cm" svg:x2="12.899cm" svg:y2="12.77cm" draw:start-shape="id10" draw:start-glue-point="2" draw:end-shape="id13" draw:end-glue-point="0" svg:d="M12873 11721v524h26v525" svg:viewBox="0 0 27 1050">
          <text:p/>
        </draw:connector>
        <draw:connector draw:style-name="gr12" draw:text-style-name="P8" draw:layer="layout" svg:x1="10.255cm" svg:y1="14.198cm" svg:x2="6.269cm" svg:y2="15.97cm" draw:start-shape="id13" draw:start-glue-point="5" draw:end-shape="id5" draw:end-glue-point="4" svg:d="M10255 14198h-3986v1772" svg:viewBox="0 0 3987 1773">
          <text:p text:style-name="P7"><text:span text:style-name="T3">Yes</text:span></text:p>
        </draw:connector>
        <draw:connector draw:style-name="gr12" draw:text-style-name="P8" draw:layer="layout" svg:x1="12.9cm" svg:y1="15.625cm" svg:x2="8.404cm" svg:y2="20.178cm" draw:start-shape="id13" draw:start-glue-point="6" draw:end-shape="id6" draw:end-glue-point="7" svg:d="M12900 15625v4553h-4496" svg:viewBox="0 0 4497 4554">
          <text:p text:style-name="P7"><text:span text:style-name="T3">No</text:span></text:p>
        </draw:connector>
        <draw:connector draw:style-name="gr13" draw:text-style-name="P6" draw:layer="layout" svg:x1="19.775cm" svg:y1="26.193cm" svg:x2="14.434cm" svg:y2="3.651cm" draw:start-shape="id4" draw:start-glue-point="7" draw:end-shape="id8" draw:end-glue-point="7" svg:d="M19775 26193h509v-22542h-5850" svg:viewBox="0 0 5851 22543">
          <text:p/>
        </draw:connector>
        <draw:connector draw:style-name="gr13" draw:text-style-name="P6" draw:layer="layout" svg:x1="2.851cm" svg:y1="2.25cm" svg:x2="2.808cm" svg:y2="3.659cm" draw:start-shape="id14" draw:start-glue-point="6" draw:end-shape="id15" draw:end-glue-point="4" svg:d="M2851 2250v704h-43v705" svg:viewBox="0 0 44 1410">
          <text:p/>
        </draw:connector>
        <draw:connector draw:style-name="gr13" draw:text-style-name="P6" draw:layer="layout" svg:x1="2.808cm" svg:y1="5.151cm" svg:x2="2.837cm" svg:y2="6.371cm" draw:start-shape="id15" draw:start-glue-point="6" draw:end-shape="id16" draw:end-glue-point="4" svg:d="M2808 5151v610h29v610" svg:viewBox="0 0 30 1221">
          <text:p/>
        </draw:connector>
        <draw:custom-shape draw:style-name="gr14" draw:text-style-name="P9" xml:id="id4" draw:id="id4" draw:layer="layout" svg:width="2.115cm" svg:height="1.495cm" svg:x="17.66cm" svg:y="25.445cm">
          <text:p text:style-name="P1"><text:span text:style-name="T1">Delay</text:span></text:p>
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</draw:custom-shape>
        <draw:custom-shape draw:style-name="gr15" draw:text-style-name="P3" xml:id="id17" draw:id="id17" draw:layer="layout" svg:width="2.639cm" svg:height="1.033cm" svg:x="7.087cm" svg:y="1cm">
          <text:p text:style-name="P1"><text:span text:style-name="T2">Start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6" draw:text-style-name="P10" draw:layer="layout" svg:x1="8.407cm" svg:y1="2.033cm" svg:x2="8.404cm" svg:y2="3.154cm" draw:start-shape="id17" draw:start-glue-point="6" draw:end-shape="id7" draw:end-glue-point="4" svg:d="M8407 2033v560h-3v561" svg:viewBox="0 0 4 1122">
          <text:p/>
        </draw:connector>
        <draw:custom-shape draw:style-name="gr17" draw:text-style-name="P6" xml:id="id12" draw:id="id12" draw:layer="layout" svg:width="3.651cm" svg:height="1.088cm" svg:x="5.547cm" svg:y="9.1cm">
          <text:p text:style-name="P1"><text:span text:style-name="T3">Clear “pressed” flag</text:span></text:p>
          <text:p text:style-name="P1"><text:span text:style-name="T3">Set MI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8" draw:text-style-name="P2" xml:id="id11" draw:id="id11" draw:layer="layout" svg:width="3.703cm" svg:height="0.951cm" svg:x="5.495cm" svg:y="7.198cm">
          <text:p text:style-name="P1"><text:span text:style-name="T1">Calculate BCD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onnector draw:style-name="gr19" draw:text-style-name="P10" draw:layer="layout" svg:x1="7.346cm" svg:y1="8.149cm" svg:x2="7.373cm" svg:y2="9.1cm" draw:start-shape="id11" draw:start-glue-point="2" draw:end-shape="id12" draw:end-glue-point="4" svg:d="M7346 8149v476h27v475" svg:viewBox="0 0 28 952">
          <text:p/>
        </draw:connector>
        <draw:custom-shape draw:style-name="gr20" draw:text-style-name="P3" xml:id="id14" draw:id="id14" draw:layer="layout" svg:width="2.644cm" svg:height="1.033cm" svg:x="1.529cm" svg:y="1.217cm">
          <text:p text:style-name="P1"><text:span text:style-name="T2">Interrupt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1" draw:text-style-name="P10" xml:id="id6" draw:id="id6" draw:layer="layout" svg:width="4.231cm" svg:height="1.495cm" svg:x="4.173cm" svg:y="19.43cm">
          <text:p text:style-name="P1"><text:span text:style-name="T3"><text:s/></text:span><text:span text:style-name="T3">Write anode/cathode</text:span></text:p>
          <draw:enhanced-geometry svg:viewBox="0 0 21600 21600" draw:mirror-horizontal="false" draw:mirror-vertical="false" draw:glue-points="10800 0 0 10800 10800 21600 21600 10800" draw:text-areas="3600 0 17800 21600" draw:type="flowchart-display" draw:enhanced-path="M 3600 0 L 17800 0 X 21600 10800 17800 21600 L 3600 21600 0 10800 Z N"/>
        </draw:custom-shape>
      </draw:page>
      <draw:page draw:name="page2" draw:style-name="dp1" draw:master-page-name="Default">
        <draw:custom-shape draw:style-name="gr22" draw:text-style-name="P11" xml:id="id25" draw:id="id25" draw:layer="layout" svg:width="5.334cm" svg:height="1.524cm" svg:x="1cm" svg:y="1.762cm">
          <text:p text:style-name="P1"><text:span text:style-name="T4">divide(A, B)</text:span></text:p>
          <text:p text:style-name="P1"><text:span text:style-name="T5">(returns quotient, remainder)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3" draw:text-style-name="P11" xml:id="id22" draw:id="id22" draw:layer="layout" svg:width="3.556cm" svg:height="1.397cm" svg:x="7.096cm" svg:y="7.223cm">
          <text:p text:style-name="P1"><text:span text:style-name="T4">B &lt;&lt;= 1</text:span></text:p>
          <text:p text:style-name="P1"><text:span text:style-name="T4">I &lt;&lt;= 1</text:span></text:p>
          <draw:enhanced-geometry svg:viewBox="0 0 21600 21600" draw:mirror-vertical="false" draw:mirror-horizontal="false" draw:glue-points="10800 0 0 10800 10800 21600 21600 10800" draw:type="flowchart-process" draw:enhanced-path="M 0 0 L 21600 0 21600 21600 0 21600 0 0 Z N"/>
        </draw:custom-shape>
        <draw:custom-shape draw:style-name="gr24" draw:text-style-name="P11" xml:id="id18" draw:id="id18" draw:layer="layout" svg:width="2.54cm" svg:height="1.27cm" svg:x="7.604cm" svg:y="1.889cm">
          <text:p text:style-name="P1"><text:span text:style-name="T4">A &lt; B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5" draw:text-style-name="P11" xml:id="id21" draw:id="id21" draw:layer="layout" svg:width="2.794cm" svg:height="1.397cm" svg:x="1.508cm" svg:y="7.223cm">
          <text:p text:style-name="P1"><text:span text:style-name="T4">B &gt;= A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6" draw:text-style-name="P11" xml:id="id23" draw:id="id23" draw:layer="layout" svg:width="2.794cm" svg:height="1.27cm" svg:x="1.508cm" svg:y="9.89cm">
          <text:p text:style-name="P1"><text:span text:style-name="T4">B = A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7" draw:text-style-name="P11" xml:id="id19" draw:id="id19" draw:layer="layout" svg:width="3.556cm" svg:height="1.27cm" svg:x="16.494cm" svg:y="1.889cm">
          <text:p text:style-name="P1"><text:span text:style-name="T4">Re</text:span><text:span text:style-name="T4">tu</text:span><text:span text:style-name="T4">rn </text:span><text:span text:style-name="T4">0, </text:span><text:span text:style-name="T4">A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28" draw:text-style-name="P12" draw:layer="layout" svg:x1="10.144cm" svg:y1="2.524cm" svg:x2="16.494cm" svg:y2="2.524cm" draw:start-shape="id18" draw:end-shape="id19" svg:d="M10144 2524h6350" svg:viewBox="0 0 6351 1">
          <text:p text:style-name="P4"><text:span text:style-name="T4">Yes</text:span></text:p>
        </draw:connector>
        <draw:connector draw:style-name="gr29" draw:text-style-name="P11" draw:layer="layout" svg:x1="8.874cm" svg:y1="3.159cm" svg:x2="8.874cm" svg:y2="4.556cm" draw:start-shape="id18" draw:end-shape="id20" draw:end-glue-point="4" svg:d="M8874 3159v1397" svg:viewBox="0 0 1 1398">
          <text:p text:style-name="P1"><text:span text:style-name="T4">No</text:span></text:p>
        </draw:connector>
        <draw:connector draw:style-name="gr30" draw:text-style-name="P12" draw:layer="layout" draw:line-skew="-0.514cm" svg:x1="2.905cm" svg:y1="7.223cm" svg:x2="8.874cm" svg:y2="7.223cm" draw:start-shape="id21" draw:start-glue-point="4" draw:end-shape="id22" svg:d="M2905 7223v-1024h5969v1024" svg:viewBox="0 0 5970 1025">
          <text:p text:style-name="P4"><text:span text:style-name="T4">Yes</text:span></text:p>
        </draw:connector>
        <draw:connector draw:style-name="gr31" draw:text-style-name="P11" draw:layer="layout" svg:x1="7.096cm" svg:y1="7.921cm" svg:x2="4.302cm" svg:y2="7.921cm" draw:start-shape="id22" draw:start-glue-point="3" draw:end-shape="id21" svg:d="M7096 7921h-2794" svg:viewBox="0 0 2795 1">
          <text:p/>
        </draw:connector>
        <draw:connector draw:style-name="gr29" draw:text-style-name="P11" draw:layer="layout" svg:x1="2.905cm" svg:y1="8.62cm" svg:x2="2.905cm" svg:y2="9.89cm" draw:start-shape="id21" draw:start-glue-point="2" draw:end-shape="id23" svg:d="M2905 8620v1270" svg:viewBox="0 0 1 1271">
          <text:p text:style-name="P1"><text:span text:style-name="T4">No</text:span></text:p>
        </draw:connector>
        <draw:custom-shape draw:style-name="gr32" draw:text-style-name="P11" xml:id="id28" draw:id="id28" draw:layer="layout" svg:width="3.556cm" svg:height="1.524cm" svg:x="16.494cm" svg:y="9.763cm">
          <text:p text:style-name="P1"><text:span text:style-name="T4">Clean up</text:span></text:p>
          <text:p text:style-name="P1"><text:span text:style-name="T4">Return I, 0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3" draw:text-style-name="P11" xml:id="id30" draw:id="id30" draw:layer="layout" svg:width="2.54cm" svg:height="1.397cm" svg:x="7.35cm" svg:y="14.716cm">
          <text:p text:style-name="P1"><text:span text:style-name="T4">I = 0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2" draw:text-style-name="P11" xml:id="id33" draw:id="id33" draw:layer="layout" svg:width="3.556cm" svg:height="1.524cm" svg:x="16.494cm" svg:y="24.622cm">
          <text:p text:style-name="P1"><text:span text:style-name="T4">Clean up</text:span></text:p>
          <text:p text:style-name="P1"><text:span text:style-name="T4">Return </text:span><text:span text:style-name="T4">Q, A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4" draw:text-style-name="P11" xml:id="id29" draw:id="id29" draw:layer="layout" svg:width="3.302cm" svg:height="1.143cm" svg:x="1.254cm" svg:y="14.843cm">
          <text:p text:style-name="P1"><text:span text:style-name="T4">I &gt;&gt;= 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4" draw:text-style-name="P11" xml:id="id24" draw:id="id24" draw:layer="layout" svg:width="3.302cm" svg:height="1.143cm" svg:x="1.254cm" svg:y="12.43cm">
          <text:p text:style-name="P1"><text:span text:style-name="T4">Q = 0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9" draw:text-style-name="P11" draw:layer="layout" svg:x1="2.905cm" svg:y1="11.16cm" svg:x2="2.905cm" svg:y2="12.43cm" draw:start-shape="id23" draw:start-glue-point="6" draw:end-shape="id24" draw:end-glue-point="4" svg:d="M2905 11160v1270" svg:viewBox="0 0 1 1271">
          <text:p text:style-name="P1"><text:span text:style-name="T4">No</text:span></text:p>
        </draw:connector>
        <draw:connector draw:style-name="gr31" draw:text-style-name="P11" draw:layer="layout" svg:x1="6.334cm" svg:y1="2.524cm" svg:x2="7.604cm" svg:y2="2.524cm" draw:start-shape="id25" draw:start-glue-point="7" draw:end-shape="id18" draw:end-glue-point="5" svg:d="M6334 2524h1270" svg:viewBox="0 0 1271 1">
          <text:p/>
        </draw:connector>
        <draw:custom-shape draw:style-name="gr35" draw:text-style-name="P11" xml:id="id26" draw:id="id26" draw:layer="layout" svg:width="3.048cm" svg:height="1.651cm" svg:x="7.096cm" svg:y="19.415cm">
          <text:p text:style-name="P1"><text:span text:style-name="T4">B &lt; A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6" draw:text-style-name="P11" xml:id="id27" draw:id="id27" draw:layer="layout" svg:width="3.048cm" svg:height="1.016cm" svg:x="7.096cm" svg:y="22.336cm">
          <text:p text:style-name="P1"><text:span text:style-name="T4">A -= B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9" draw:text-style-name="P11" draw:layer="layout" svg:x1="8.62cm" svg:y1="21.066cm" svg:x2="8.62cm" svg:y2="22.336cm" draw:start-shape="id26" draw:end-shape="id27" svg:d="M8620 21066v1270" svg:viewBox="0 0 1 1271">
          <text:p text:style-name="P1"><text:span text:style-name="T4">Yes</text:span></text:p>
        </draw:connector>
        <draw:connector draw:style-name="gr28" draw:text-style-name="P12" draw:layer="layout" svg:x1="4.302cm" svg:y1="10.525cm" svg:x2="16.494cm" svg:y2="10.525cm" draw:start-shape="id23" draw:start-glue-point="7" draw:end-shape="id28" draw:end-glue-point="5" svg:d="M4302 10525h12192" svg:viewBox="0 0 12193 1">
          <text:p text:style-name="P4"><text:span text:style-name="T4">Yes</text:span></text:p>
        </draw:connector>
        <draw:connector draw:style-name="gr31" draw:text-style-name="P11" draw:layer="layout" svg:x1="2.905cm" svg:y1="13.573cm" svg:x2="2.905cm" svg:y2="14.843cm" draw:start-shape="id24" draw:end-shape="id29" draw:end-glue-point="0" svg:d="M2905 13573v1270" svg:viewBox="0 0 1 1271">
          <text:p/>
        </draw:connector>
        <draw:custom-shape draw:style-name="gr36" draw:text-style-name="P11" xml:id="id31" draw:id="id31" draw:layer="layout" svg:width="3.048cm" svg:height="1.016cm" svg:x="7.096cm" svg:y="17.256cm">
          <text:p text:style-name="P1"><text:span text:style-name="T4">B &gt;&gt;= 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1" draw:text-style-name="P11" draw:layer="layout" svg:x1="4.556cm" svg:y1="15.414cm" svg:x2="7.35cm" svg:y2="15.415cm" draw:start-shape="id29" draw:end-shape="id30" draw:end-glue-point="5" svg:d="M4556 15414h1397v1h1397" svg:viewBox="0 0 2795 2">
          <text:p/>
        </draw:connector>
        <draw:connector draw:style-name="gr29" draw:text-style-name="P11" draw:layer="layout" svg:x1="8.62cm" svg:y1="16.113cm" svg:x2="8.62cm" svg:y2="17.256cm" draw:start-shape="id30" draw:end-shape="id31" svg:d="M8620 16113v1143" svg:viewBox="0 0 1 1144">
          <text:p text:style-name="P1"><text:span text:style-name="T4">No</text:span></text:p>
        </draw:connector>
        <draw:connector draw:style-name="gr31" draw:text-style-name="P11" draw:layer="layout" svg:x1="8.62cm" svg:y1="18.272cm" svg:x2="8.62cm" svg:y2="19.415cm" draw:start-shape="id31" draw:start-glue-point="2" draw:end-shape="id26" draw:end-glue-point="0" svg:d="M8620 18272v1143" svg:viewBox="0 0 1 1144">
          <text:p/>
        </draw:connector>
        <draw:custom-shape draw:style-name="gr37" draw:text-style-name="P11" xml:id="id32" draw:id="id32" draw:layer="layout" svg:width="3.048cm" svg:height="1.778cm" svg:x="7.096cm" svg:y="24.495cm">
          <text:p text:style-name="P1"><text:span text:style-name="T4">A = 0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1" draw:text-style-name="P11" draw:layer="layout" svg:x1="8.62cm" svg:y1="23.352cm" svg:x2="8.62cm" svg:y2="24.495cm" draw:start-shape="id27" draw:end-shape="id32" svg:d="M8620 23352v1143" svg:viewBox="0 0 1 1144">
          <text:p/>
        </draw:connector>
        <draw:connector draw:style-name="gr28" draw:text-style-name="P12" draw:layer="layout" svg:x1="10.144cm" svg:y1="25.384cm" svg:x2="16.494cm" svg:y2="25.384cm" draw:start-shape="id32" draw:end-shape="id33" svg:d="M10144 25384h6350" svg:viewBox="0 0 6351 1">
          <text:p text:style-name="P4"><text:span text:style-name="T4">Yes</text:span></text:p>
        </draw:connector>
        <draw:connector draw:style-name="gr30" draw:text-style-name="P13" draw:layer="layout" svg:x1="7.096cm" svg:y1="20.241cm" svg:x2="2.905cm" svg:y2="15.986cm" draw:start-shape="id26" draw:start-glue-point="5" draw:end-shape="id29" draw:end-glue-point="6" svg:d="M7096 20241h-4191v-4255" svg:viewBox="0 0 4192 4256">
          <text:p text:style-name="P7"><text:span text:style-name="T4">No</text:span></text:p>
        </draw:connector>
        <draw:connector draw:style-name="gr29" draw:text-style-name="P12" draw:layer="layout" draw:line-skew="0.634cm" svg:x1="9.89cm" svg:y1="15.415cm" svg:x2="16.494cm" svg:y2="25.384cm" draw:start-shape="id30" draw:start-glue-point="7" draw:end-shape="id33" draw:end-glue-point="3" svg:d="M9890 15415h3937v9969h2667" svg:viewBox="0 0 6605 9970">
          <text:p text:style-name="P4"><text:span text:style-name="T4">Yes</text:span></text:p>
        </draw:connector>
        <draw:connector draw:style-name="gr30" draw:text-style-name="P13" draw:layer="layout" svg:x1="7.096cm" svg:y1="25.384cm" svg:x2="2.905cm" svg:y2="15.986cm" draw:start-shape="id32" draw:start-glue-point="5" draw:end-shape="id29" draw:end-glue-point="6" svg:d="M7096 25384h-4191v-9398" svg:viewBox="0 0 4192 9399">
          <text:p text:style-name="P7"><text:span text:style-name="T4">No</text:span></text:p>
        </draw:connector>
        <draw:custom-shape draw:style-name="gr38" draw:text-style-name="P14" xml:id="id20" draw:id="id20" draw:layer="layout" svg:width="2.032cm" svg:height="1.016cm" svg:x="7.858cm" svg:y="4.556cm">
          <text:p text:style-name="P1"><text:span text:style-name="T6">I = 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1" draw:text-style-name="P15" draw:layer="layout" svg:x1="8.874cm" svg:y1="5.572cm" svg:x2="8.874cm" svg:y2="7.223cm" draw:start-shape="id20" draw:start-glue-point="6" draw:end-shape="id22" draw:end-glue-point="4" svg:d="M8874 5572v1651" svg:viewBox="0 0 1 1652">
          <text:p/>
        </draw:connector>
        <draw:frame draw:style-name="gr39" draw:text-style-name="P16" draw:layer="layout" svg:width="9.176cm" svg:height="3.605cm" svg:x="11.414cm" svg:y="3.999cm">
          <draw:text-box>
            <text:p><text:span text:style-name="T7">Variable</text:span><text:span text:style-name="T7">s:</text:span></text:p>
            <text:p><text:span text:style-name="T7">A = </text:span><text:span text:style-name="T7">dividend</text:span><text:span text:style-name="T7">, then </text:span><text:span text:style-name="T7">remainde</text:span><text:span text:style-name="T7">r</text:span></text:p>
            <text:p><text:span text:style-name="T7">B = </text:span><text:span text:style-name="T7">divisor</text:span></text:p>
            <text:p><text:span text:style-name="T7">I = </text:span><text:span text:style-name="T7">divisor </text:span><text:span text:style-name="T7">multipli</text:span><text:span text:style-name="T7">er</text:span></text:p>
            <text:p><text:span text:style-name="T7">Q = </text:span><text:span text:style-name="T7">quotient</text:span></text:p>
          </draw:text-box>
        </draw:frame>
      </draw:page>
      <draw:page draw:name="page3" draw:style-name="dp1" draw:master-page-name="Default">
        <draw:custom-shape draw:style-name="gr40" draw:text-style-name="P17" xml:id="id34" draw:id="id34" draw:layer="layout" svg:width="3.88cm" svg:height="1.016cm" svg:x="9.22cm" svg:y="3.732cm">
          <text:p text:style-name="P1"><text:span text:style-name="T8">BCD(n)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41" draw:text-style-name="P17" xml:id="id35" draw:id="id35" draw:layer="layout" svg:width="6.466cm" svg:height="1.397cm" svg:x="7.927cm" svg:y="5.564cm">
          <text:p text:style-name="P1"><text:span text:style-name="T8">Divide(n, 1000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42" draw:text-style-name="P18" xml:id="id36" draw:id="id36" draw:layer="layout" svg:width="5.172cm" svg:height="1.397cm" svg:x="8.574cm" svg:y="7.85cm">
          <text:p text:style-name="P4"><text:span text:style-name="T8">output &lt;&lt;= 4</text:span></text:p>
          <text:p text:style-name="P4"><text:span text:style-name="T8">output |= quotient</text:span></text:p>
          <draw:enhanced-geometry svg:viewBox="0 0 21600 21600" draw:type="rectangle" draw:enhanced-path="M 0 0 L 21600 0 21600 21600 0 21600 0 0 Z N"/>
        </draw:custom-shape>
        <draw:custom-shape draw:style-name="gr43" draw:text-style-name="P17" xml:id="id37" draw:id="id37" draw:layer="layout" svg:width="7.112cm" svg:height="1.397cm" svg:x="7.604cm" svg:y="10.136cm">
          <text:p text:style-name="P1"><text:span text:style-name="T8">Divide(n, 100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41" draw:text-style-name="P17" xml:id="id39" draw:id="id39" draw:layer="layout" svg:width="6.466cm" svg:height="1.397cm" svg:x="7.927cm" svg:y="14.835cm">
          <text:p text:style-name="P1"><text:span text:style-name="T8">Divide(n, 10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44" draw:text-style-name="P17" xml:id="id42" draw:id="id42" draw:layer="layout" svg:width="2.586cm" svg:height="0.889cm" svg:x="9.867cm" svg:y="21.828cm">
          <text:p text:style-name="P1"><text:span text:style-name="T8">re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45" draw:text-style-name="P19" draw:layer="layout" svg:x1="11.16cm" svg:y1="4.748cm" svg:x2="11.16cm" svg:y2="5.564cm" draw:start-shape="id34" draw:start-glue-point="6" draw:end-shape="id35" draw:end-glue-point="0" svg:d="M11160 4748v816" svg:viewBox="0 0 1 817">
          <text:p/>
        </draw:connector>
        <draw:connector draw:style-name="gr45" draw:text-style-name="P19" draw:layer="layout" svg:x1="11.16cm" svg:y1="6.961cm" svg:x2="11.16cm" svg:y2="7.85cm" draw:start-shape="id35" draw:start-glue-point="2" draw:end-shape="id36" draw:end-glue-point="0" svg:d="M11160 6961v889" svg:viewBox="0 0 1 890">
          <text:p/>
        </draw:connector>
        <draw:connector draw:style-name="gr45" draw:text-style-name="P19" draw:layer="layout" svg:x1="11.16cm" svg:y1="9.247cm" svg:x2="11.16cm" svg:y2="10.136cm" draw:start-shape="id36" draw:end-shape="id37" draw:end-glue-point="0" svg:d="M11160 9247v889" svg:viewBox="0 0 1 890">
          <text:p/>
        </draw:connector>
        <draw:connector draw:style-name="gr45" draw:text-style-name="P19" draw:layer="layout" svg:x1="11.16cm" svg:y1="11.533cm" svg:x2="11.16cm" svg:y2="12.503cm" draw:start-shape="id37" draw:start-glue-point="2" draw:end-shape="id38" draw:end-glue-point="0" svg:d="M11160 11533v970" svg:viewBox="0 0 1 971">
          <text:p/>
        </draw:connector>
        <draw:connector draw:style-name="gr45" draw:text-style-name="P19" draw:layer="layout" svg:x1="11.16cm" svg:y1="13.9cm" svg:x2="11.16cm" svg:y2="14.835cm" draw:start-shape="id38" draw:start-glue-point="2" draw:end-shape="id39" draw:end-glue-point="0" svg:d="M11160 13900v935" svg:viewBox="0 0 1 936">
          <text:p/>
        </draw:connector>
        <draw:custom-shape draw:style-name="gr42" draw:text-style-name="P18" xml:id="id38" draw:id="id38" draw:layer="layout" svg:width="5.172cm" svg:height="1.397cm" svg:x="8.574cm" svg:y="12.503cm">
          <text:p text:style-name="P4"><text:span text:style-name="T8">output &lt;&lt;= 4</text:span></text:p>
          <text:p text:style-name="P4"><text:span text:style-name="T8">output |= quotient</text:span></text:p>
          <draw:enhanced-geometry svg:viewBox="0 0 21600 21600" draw:type="rectangle" draw:enhanced-path="M 0 0 L 21600 0 21600 21600 0 21600 0 0 Z N"/>
        </draw:custom-shape>
        <draw:custom-shape draw:style-name="gr42" draw:text-style-name="P18" xml:id="id41" draw:id="id41" draw:layer="layout" svg:width="5.172cm" svg:height="1.397cm" svg:x="8.574cm" svg:y="19.542cm">
          <text:p text:style-name="P4"><text:span text:style-name="T8">output &lt;&lt;= 4</text:span></text:p>
          <text:p text:style-name="P4"><text:span text:style-name="T8">output |= modulus</text:span></text:p>
          <draw:enhanced-geometry svg:viewBox="0 0 21600 21600" draw:type="rectangle" draw:enhanced-path="M 0 0 L 21600 0 21600 21600 0 21600 0 0 Z N"/>
        </draw:custom-shape>
        <draw:custom-shape draw:style-name="gr42" draw:text-style-name="P18" xml:id="id40" draw:id="id40" draw:layer="layout" svg:width="5.172cm" svg:height="1.397cm" svg:x="8.574cm" svg:y="17.202cm">
          <text:p text:style-name="P4"><text:span text:style-name="T8">output &lt;&lt;= 4</text:span></text:p>
          <text:p text:style-name="P4"><text:span text:style-name="T8">output |= quotient</text:span></text:p>
          <draw:enhanced-geometry svg:viewBox="0 0 21600 21600" draw:type="rectangle" draw:enhanced-path="M 0 0 L 21600 0 21600 21600 0 21600 0 0 Z N"/>
        </draw:custom-shape>
        <draw:connector draw:style-name="gr45" draw:text-style-name="P19" draw:layer="layout" svg:x1="11.16cm" svg:y1="16.232cm" svg:x2="11.16cm" svg:y2="17.202cm" draw:start-shape="id39" draw:start-glue-point="2" draw:end-shape="id40" draw:end-glue-point="0" svg:d="M11160 16232v970" svg:viewBox="0 0 1 971">
          <text:p/>
        </draw:connector>
        <draw:connector draw:style-name="gr45" draw:text-style-name="P19" draw:layer="layout" svg:x1="11.16cm" svg:y1="18.599cm" svg:x2="11.16cm" svg:y2="19.542cm" draw:start-shape="id40" draw:end-shape="id41" draw:end-glue-point="0" svg:d="M11160 18599v943" svg:viewBox="0 0 1 944">
          <text:p/>
        </draw:connector>
        <draw:connector draw:style-name="gr45" draw:text-style-name="P19" draw:layer="layout" svg:x1="11.16cm" svg:y1="20.939cm" svg:x2="11.16cm" svg:y2="21.828cm" draw:start-shape="id41" draw:start-glue-point="2" draw:end-shape="id42" draw:end-glue-point="4" svg:d="M11160 20939v889" svg:viewBox="0 0 1 89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none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18T14:47:43.353949703</meta:creation-date>
    <meta:generator>LibreOffice/6.0.7.3$Linux_X86_64 LibreOffice_project/00m0$Build-3</meta:generator>
    <dc:date>2020-05-21T22:22:19.370044214</dc:date>
    <meta:editing-duration>PT3H19M3S</meta:editing-duration>
    <meta:editing-cycles>141</meta:editing-cycles>
    <meta:document-statistic meta:object-count="89"/>
  </office:meta>
</office:document-meta>
</file>